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Normal_20__28_Web_29_">
      <style:paragraph-properties fo:margin-top="0cm" fo:margin-bottom="0cm" loext:contextual-spacing="false"/>
    </style:style>
    <style:style style:name="P4" style:family="paragraph" style:parent-style-name="Normal_20__28_Web_29_" style:master-page-name="Standard">
      <style:paragraph-properties fo:margin-top="0cm" fo:margin-bottom="0cm" loext:contextual-spacing="false" style:page-number="auto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-start text:name="__DdeLink__57_714372117"/>%% Modify these values to change default values:</text:p>
      <text:p text:style-name="P3">defaultanswer={'COM72','single','1000'};</text:p>
      <text:p text:style-name="P3"/>
      <text:p text:style-name="P3">%% Do not modify below this line %%</text:p>
      <text:p text:style-name="P3">prompt={'Enter COM port to collect data:','Enter Data Type:','Enter Number of Samples to plot:'};</text:p>
      <text:p text:style-name="P3">name='Plot Serial Data';</text:p>
      <text:p text:style-name="P3">numlines=1;</text:p>
      <text:p text:style-name="P3">answer=inputdlg(prompt,name,numlines,defaultanswer)</text:p>
      <text:p text:style-name="P3"/>
      <text:p text:style-name="P3">msgbox({['Attempting to open specified ' answer{1} ' port.'];'Check Matlab Command Prompt for Status';'May not respond for up to 30 seconds'}, 'Openening Com Port')</text:p>
      <text:p text:style-name="P3">SerialPlot(answer{1},answer{2}, str2num(answer{3})) % ex: SerialPlot('COM72','int16',1000);</text:p>
      <text:p text:style-name="P3">%SerialPlot('COM73','single', 1000)</text:p>
      <text:p text:style-name="P3"><text:bookmark-end text:name="__DdeLink__57_714372117"/></text:p>
      <text:p text:style-name="Standard"/>
      <text:p text:style-name="Standard"/>
      <text:p text:style-name="Standard"/>
      <text:p text:style-name="Standard"/>
      <text:p text:style-name="Standard"/>
      <text:p text:style-name="Standard">COM72</text:p>
      <text:p text:style-name="Standard">Single</text:p>
      <text:p text:style-name="Standard">1000</text:p>
      <text:p text:style-name="Standard"/>
      <text:p text:style-name="Standard"/>
      <text:p text:style-name="Standard"/>
      <text:p text:style-name="Standard"/>
      <text:p text:style-name="P2"><text:span text:style-name="T1">newobjs=instrfindall</text:span></text:p>
      <text:p text:style-name="P2"><text:span text:style-name="T1">% Close them!</text:span></text:p>
      <text:p text:style-name="P2"><text:span text:style-name="T1">try,</text:span></text:p>
      <text:p text:style-name="P2"><text:span text:style-name="T1">fclose(newobjs);</text:span></text:p>
      <text:p text:style-name="P2"><text:span text:style-name="T1">delete(newobjs);</text:span></text:p>
      <text:p text:style-name="Standard"><text:span text:style-name="T1">catch, end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Mangal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Mangal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de</meta:initial-creator>
    <meta:editing-cycles>6</meta:editing-cycles>
    <meta:creation-date>2019-01-24T23:03:00</meta:creation-date>
    <dc:date>2019-01-24T22:36:57.437570629</dc:date>
    <meta:editing-duration>PT1H42M18S</meta:editing-duration>
    <meta:generator>LibreOffice/5.1.6.2$Linux_X86_64 LibreOffice_project/10m0$Build-2</meta:generator>
    <meta:document-statistic meta:table-count="0" meta:image-count="0" meta:object-count="0" meta:page-count="1" meta:paragraph-count="19" meta:word-count="77" meta:character-count="690" meta:non-whitespace-character-count="63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